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5" draw:layer="layout" svg:width="4.5cm" svg:height="2cm" svg:x="8.25cm" svg:y="3cm">
          <text:p text:style-name="P1"><text:span text:style-name="T1">Fle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5cm" svg:height="2cm" svg:x="8cm" svg:y="15.625cm">
          <text:p text:style-name="P1"><text:span text:style-name="T1">ComponentProperty</text:span></text:p>
          <text:p text:style-name="P1"><text:span text:style-name="T1">(of child type Hul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5cm" svg:height="2cm" svg:x="8cm" svg:y="12.563cm">
          <text:p text:style-name="P1"><text:span text:style-name="T1">Component</text:span></text:p>
          <text:p text:style-name="P1"><text:span text:style-name="T1">“</text:span><text:span text:style-name="T1">Hul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5cm" svg:height="2cm" svg:x="8cm" svg:y="19.083cm">
          <text:p text:style-name="P1"><text:span text:style-name="T1">Hull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5cm" svg:height="2cm" svg:x="8cm" svg:y="9.375cm">
          <text:p text:style-name="P1"><text:span text:style-name="T1">Ship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5cm" svg:height="2cm" svg:x="8cm" svg:y="22.542cm">
          <text:p text:style-name="P1"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5cm" svg:height="2cm" svg:x="8cm" svg:y="6.188cm">
          <text:p text:style-name="P1"><text:span text:style-name="T1">Sh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0.5cm" svg:y1="14.563cm" svg:x2="10.5cm" svg:y2="15.625cm" draw:start-shape="id1" draw:start-glue-point="2" draw:end-shape="id2" draw:end-glue-point="0" svg:d="m10500 14563v1062">
          <text:p text:style-name="P4"/>
        </draw:connector>
        <draw:connector draw:style-name="gr2" draw:text-style-name="P3" draw:layer="layout" svg:x1="10.5cm" svg:y1="11.375cm" svg:x2="10.5cm" svg:y2="12.563cm" draw:start-shape="id3" draw:start-glue-point="2" draw:end-shape="id1" draw:end-glue-point="0" svg:d="m10500 11375v1188">
          <text:p text:style-name="P4"/>
        </draw:connector>
        <draw:connector draw:style-name="gr2" draw:text-style-name="P3" draw:layer="layout" svg:x1="10.5cm" svg:y1="8.188cm" svg:x2="10.5cm" svg:y2="9.375cm" draw:start-shape="id4" draw:start-glue-point="2" draw:end-shape="id3" draw:end-glue-point="0" svg:d="m10500 8188v1187">
          <text:p text:style-name="P4"/>
        </draw:connector>
        <draw:connector draw:style-name="gr2" draw:text-style-name="P3" draw:layer="layout" svg:x1="10.5cm" svg:y1="5cm" svg:x2="10.5cm" svg:y2="6.188cm" draw:start-shape="id5" draw:start-glue-point="2" draw:end-shape="id4" draw:end-glue-point="0" svg:d="m10500 5000v1188">
          <text:p text:style-name="P4"/>
        </draw:connector>
        <draw:connector draw:style-name="gr2" draw:text-style-name="P3" draw:layer="layout" svg:x1="10.5cm" svg:y1="17.625cm" svg:x2="10.5cm" svg:y2="19.083cm" draw:start-shape="id2" draw:start-glue-point="2" draw:end-shape="id6" draw:end-glue-point="0" svg:d="m10500 17625v1458">
          <text:p text:style-name="P4"/>
        </draw:connector>
        <draw:connector draw:style-name="gr2" draw:text-style-name="P3" draw:layer="layout" svg:x1="10.5cm" svg:y1="21.083cm" svg:x2="10.5cm" svg:y2="22.542cm" draw:start-shape="id6" draw:start-glue-point="2" draw:end-shape="id7" draw:end-glue-point="0" svg:d="m10500 21083v1459">
          <text:p text:style-name="P4"/>
        </draw:connector>
        <draw:custom-shape draw:style-name="gr1" draw:text-style-name="P2" draw:id="id8" draw:layer="layout" svg:width="5.699cm" svg:height="2.29cm" svg:x="7.657cm" svg:y="26cm">
          <text:p text:style-name="P1"><text:span text:style-name="T1">ComponentProperty</text:span></text:p>
          <text:p text:style-name="P1"><text:span text:style-name="T1">(multiple classes using </text:span></text:p>
          <text:p text:style-name="P1"><text:span text:style-name="T1">this base ty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0.5cm" svg:y1="24.542cm" svg:x2="10.506cm" svg:y2="26cm" draw:start-shape="id7" draw:start-glue-point="2" draw:end-shape="id8" draw:end-glue-point="0" svg:d="m10500 24542v730h6v728">
          <text:p text:style-name="P4"/>
        </draw:connector>
        <draw:frame draw:style-name="gr3" draw:text-style-name="P5" draw:layer="layout" svg:width="0.705cm" svg:height="0.662cm" svg:x="10.415cm" svg:y="4.899cm">
          <draw:text-box>
            <text:p text:style-name="P4"><text:span text:style-name="T2">1</text:span></text:p>
          </draw:text-box>
        </draw:frame>
        <draw:frame draw:style-name="gr3" draw:text-style-name="P5" draw:layer="layout" svg:width="0.769cm" svg:height="0.662cm" svg:x="10.436cm" svg:y="5.662cm">
          <draw:text-box>
            <text:p text:style-name="P4"><text:span text:style-name="T2">N</text:span></text:p>
          </draw:text-box>
        </draw:frame>
        <draw:frame draw:style-name="gr3" draw:text-style-name="P5" draw:layer="layout" svg:width="0.705cm" svg:height="0.662cm" svg:x="10.415cm" svg:y="8.749cm">
          <draw:text-box>
            <text:p text:style-name="P4"><text:span text:style-name="T2">1</text:span></text:p>
          </draw:text-box>
        </draw:frame>
        <draw:frame draw:style-name="gr3" draw:text-style-name="P5" draw:layer="layout" svg:width="0.705cm" svg:height="0.662cm" svg:x="10.5cm" svg:y="11.239cm">
          <draw:text-box>
            <text:p text:style-name="P4"><text:span text:style-name="T2">1</text:span></text:p>
          </draw:text-box>
        </draw:frame>
        <draw:frame draw:style-name="gr3" draw:text-style-name="P5" draw:layer="layout" svg:width="0.705cm" svg:height="0.662cm" svg:x="10.5cm" svg:y="11.901cm">
          <draw:text-box>
            <text:p text:style-name="P4"><text:span text:style-name="T2">1</text:span></text:p>
          </draw:text-box>
        </draw:frame>
        <draw:frame draw:style-name="gr3" draw:text-style-name="P5" draw:layer="layout" svg:width="0.705cm" svg:height="0.662cm" svg:x="10.518cm" svg:y="14.407cm">
          <draw:text-box>
            <text:p text:style-name="P4"><text:span text:style-name="T2">1</text:span></text:p>
          </draw:text-box>
        </draw:frame>
        <draw:frame draw:style-name="gr3" draw:text-style-name="P5" draw:layer="layout" svg:width="0.705cm" svg:height="0.662cm" svg:x="10.518cm" svg:y="15.069cm">
          <draw:text-box>
            <text:p text:style-name="P4"><text:span text:style-name="T2">1</text:span></text:p>
          </draw:text-box>
        </draw:frame>
        <draw:frame draw:style-name="gr3" draw:text-style-name="P5" draw:layer="layout" svg:width="0.705cm" svg:height="0.662cm" svg:x="10.5cm" svg:y="17.625cm">
          <draw:text-box>
            <text:p text:style-name="P4"><text:span text:style-name="T2">1</text:span></text:p>
          </draw:text-box>
        </draw:frame>
        <draw:frame draw:style-name="gr3" draw:text-style-name="P5" draw:layer="layout" svg:width="0.769cm" svg:height="0.662cm" svg:x="10.521cm" svg:y="18.388cm">
          <draw:text-box>
            <text:p text:style-name="P4"><text:span text:style-name="T2">N</text:span></text:p>
          </draw:text-box>
        </draw:frame>
        <draw:frame draw:style-name="gr3" draw:text-style-name="P5" draw:layer="layout" svg:width="0.705cm" svg:height="0.662cm" svg:x="10.5cm" svg:y="21.083cm">
          <draw:text-box>
            <text:p text:style-name="P4"><text:span text:style-name="T2">1</text:span></text:p>
          </draw:text-box>
        </draw:frame>
        <draw:frame draw:style-name="gr3" draw:text-style-name="P5" draw:layer="layout" svg:width="9.134cm" svg:height="0.662cm" svg:x="10.5cm" svg:y="21.745cm">
          <draw:text-box>
            <text:p text:style-name="P4"><text:span text:style-name="T2">1 <text:s/>(one object, but scaled to represent multiple items)</text:span></text:p>
          </draw:text-box>
        </draw:frame>
        <draw:frame draw:style-name="gr3" draw:text-style-name="P5" draw:layer="layout" svg:width="0.705cm" svg:height="0.662cm" svg:x="10.5cm" svg:y="24.542cm">
          <draw:text-box>
            <text:p text:style-name="P4"><text:span text:style-name="T2">1</text:span></text:p>
          </draw:text-box>
        </draw:frame>
        <draw:frame draw:style-name="gr3" draw:text-style-name="P5" draw:layer="layout" svg:width="0.705cm" svg:height="0.662cm" svg:x="10.5cm" svg:y="25.204cm">
          <draw:text-box>
            <text:p text:style-name="P4"><text:span text:style-name="T2">1</text:span></text:p>
          </draw:text-box>
        </draw:frame>
        <draw:frame draw:style-name="gr3" draw:text-style-name="P5" draw:layer="layout" svg:width="0.769cm" svg:height="0.662cm" svg:x="10.415cm" svg:y="8.087cm">
          <draw:text-box>
            <text:p text:style-name="P4"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9-08-09T17:50:27</meta:creation-date>
    <dc:date>2009-08-10T20:11:25</dc:date>
    <meta:editing-cycles>2</meta:editing-cycles>
    <meta:editing-duration>PT26M59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